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3.94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092cm" loext:decorative="false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2.29cm" fo:min-width="3.31cm" loext:decorative="false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1.546cm" fo:min-width="3.541cm" loext:decorative="fals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2.925cm" fo:min-width="3.945cm" loext:decorative="false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097cm" fo:min-width="3.99cm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style-name="gr1" xml:id="id2" draw:id="id2">
          <draw:g draw:style-name="gr1">
            <draw:custom-shape draw:style-name="gr2" draw:text-style-name="P1" draw:layer="layout" svg:width="4.445cm" svg:height="3.175cm" svg:x="7.62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xml:id="id1" draw:id="id1" draw:layer="layout" svg:width="5.08cm" svg:height="2.54cm" svg:x="13.97cm" svg:y="5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 xml:id="id3" draw:id="id3">
            <draw:custom-shape draw:style-name="gr4" draw:text-style-name="P2" draw:layer="layout" svg:width="3.81cm" svg:height="2.54cm" svg:x="8.89cm" svg:y="10.79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5.715cm" svg:height="2.54cm" svg:x="14.605cm" svg:y="11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" xml:id="id4" draw:id="id4">
          <draw:custom-shape draw:style-name="gr6" draw:text-style-name="P3" draw:layer="layout" svg:width="4.445cm" svg:height="3.175cm" svg:x="1.905cm" svg:y="0.6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6.35cm" svg:height="1.905cm" svg:x="7.62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4s" smil:fill="hold" smil:targetElement="id1" smil:attributeName="visibility" smil:to="visible"/>
                  <anim:transitionFilter smil:dur="2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darken">
                  <anim:animateColor smil:dur="0.5s" smil:fill="hold" smil:targetElement="id4" smil:attributeName="color" smil:by="hsl(0,-12%,-25%)" anim:color-interpolation="hsl" anim:color-interpolation-direction="counter-clockwise"/>
                  <anim:animateColor smil:dur="0.5s" smil:fill="hold" smil:targetElement="id4" smil:attributeName="fill-color" smil:by="hsl(0,-12%,-25%)" anim:color-interpolation="hsl" anim:color-interpolation-direction="counter-clockwise"/>
                  <anim:animateColor smil:dur="0.5s" smil:fill="hold" smil:targetElement="id4" smil:attributeName="stroke-color" smil:by="hsl(0,-12%,-25%)" anim:color-interpolation="hsl" anim:color-interpolation-direction="counter-clockwise"/>
                  <anim:set smil:dur="0.5s" smil:fill="hold" smil:targetElement="id4" smil:attributeName="fill" smil:to="solid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Display" style:font-family-asian="'Noto Sans Display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7:50:57.715820245</meta:creation-date>
    <dc:date>2024-11-28T00:01:40.961771726</dc:date>
    <meta:editing-duration>P1DT6H5M48S</meta:editing-duration>
    <meta:editing-cycles>11</meta:editing-cycles>
    <meta:generator>LibreOffice/7.6.4.1$Linux_X86_64 LibreOffice_project/60$Build-1</meta:generator>
    <meta:document-statistic meta:object-count="33"/>
  </office:meta>
</office:document-meta>
</file>